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40pt" fo:font-style="normal" officeooo:rsid="0027a3d5" officeooo:paragraph-rsid="002b9b3f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fo:font-style="normal" officeooo:rsid="002ba172" officeooo:paragraph-rsid="002ba172" style:font-size-asian="40pt" style:font-style-asian="normal" style:font-size-complex="4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EQUIPMENT OCCUPIED BY:</text:p>
      <text:p text:style-name="P2"/>
      <text:p text:style-name="P2"/>
      <text:p text:style-name="P2"/>
      <text:p text:style-name="P2"/>
      <text:p text:style-name="P2">WILL RETURN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3.0.2$Linux_X86_64 LibreOffice_project/30$Build-2</meta:generator>
    <dc:date>2022-01-25T11:21:25.242550753</dc:date>
    <meta:editing-duration>PT17M55S</meta:editing-duration>
    <meta:editing-cycles>14</meta:editing-cycles>
    <meta:document-statistic meta:table-count="0" meta:image-count="0" meta:object-count="0" meta:page-count="1" meta:paragraph-count="2" meta:word-count="6" meta:character-count="39" meta:non-whitespace-character-count="35"/>
  </office:meta>
</office:document-meta>
</file>